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01.5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troopdata.csv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roopdata.csv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Congruent</text:p>
          </table:table-cell>
          <table:table-cell table:style-name="ce1" office:value-type="string" calcext:value-type="string">
            <text:p>Incongruent</text:p>
          </table:table-cell>
          <table:table-cell table:style-name="ce1" office:value-type="string" calcext:value-type="string">
            <text:p>D</text:p>
          </table:table-cell>
          <table:table-cell table:number-columns-repeated="2"/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2.079" calcext:value-type="float">
            <text:p>12.079</text:p>
          </table:table-cell>
          <table:table-cell table:style-name="ce1" office:value-type="float" office:value="19.278" calcext:value-type="float">
            <text:p>19.278</text:p>
          </table:table-cell>
          <table:table-cell table:formula="of:=[.A2]-[.B2]" office:value-type="float" office:value="-7.199" calcext:value-type="float">
            <text:p>-7.199</text:p>
          </table:table-cell>
          <table:table-cell/>
          <table:table-cell table:style-name="ce1" office:value-type="string" calcext:value-type="string">
            <text:p>mean</text:p>
          </table:table-cell>
          <table:table-cell table:formula="of:=AVERAGE([.C2:.C25])" office:value-type="float" office:value="-7.96479166666666" calcext:value-type="float">
            <text:p>-7.96479166666666</text:p>
          </table:table-cell>
          <table:table-cell/>
          <table:table-cell>
            <draw:frame table:end-cell-address="'stroopdata.csv'.M20" table:end-x="61.99pt" table:end-y="7.48pt" draw:z-index="0" draw:name="Chart 1" draw:style-name="gr1" draw:text-style-name="P1" svg:width="449.97pt" svg:height="278.22pt" svg:x="12.76pt" svg:y="12.76pt">
              <draw:object draw:notify-on-update-of-ranges="'stroopdata.csv'.B1:'stroopdata.csv'.B1 'stroopdata.csv'.B2:'stroopdata.csv'.B25 'stroopdata.csv'.A2:'stroopdata.csv'.A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1" office:value-type="float" office:value="16.791" calcext:value-type="float">
            <text:p>16.791</text:p>
          </table:table-cell>
          <table:table-cell table:style-name="ce1" office:value-type="float" office:value="18.741" calcext:value-type="float">
            <text:p>18.741</text:p>
          </table:table-cell>
          <table:table-cell table:formula="of:=[.A3]-[.B3]" office:value-type="float" office:value="-1.95" calcext:value-type="float">
            <text:p>-1.95</text:p>
          </table:table-cell>
          <table:table-cell/>
          <table:table-cell table:style-name="ce1" office:value-type="string" calcext:value-type="string">
            <text:p>S</text:p>
          </table:table-cell>
          <table:table-cell table:formula="of:=STDEV([.C2:.C25])" office:value-type="float" office:value="4.86482691035905" calcext:value-type="float">
            <text:p>4.86482691035905</text:p>
          </table:table-cell>
          <table:table-cell table:number-columns-repeated="1018"/>
        </table:table-row>
        <table:table-row table:style-name="ro1">
          <table:table-cell table:style-name="ce1" office:value-type="float" office:value="9.564" calcext:value-type="float">
            <text:p>9.564</text:p>
          </table:table-cell>
          <table:table-cell table:style-name="ce1" office:value-type="float" office:value="21.214" calcext:value-type="float">
            <text:p>21.214</text:p>
          </table:table-cell>
          <table:table-cell table:formula="of:=[.A4]-[.B4]" office:value-type="float" office:value="-11.65" calcext:value-type="float">
            <text:p>-11.65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1" office:value-type="float" office:value="8.63" calcext:value-type="float">
            <text:p>8.63</text:p>
          </table:table-cell>
          <table:table-cell table:style-name="ce1" office:value-type="float" office:value="15.687" calcext:value-type="float">
            <text:p>15.687</text:p>
          </table:table-cell>
          <table:table-cell table:formula="of:=[.A5]-[.B5]" office:value-type="float" office:value="-7.057" calcext:value-type="float">
            <text:p>-7.057</text:p>
          </table:table-cell>
          <table:table-cell/>
          <table:table-cell table:style-name="ce1" office:value-type="string" calcext:value-type="string">
            <text:p>df</text:p>
          </table:table-cell>
          <table:table-cell table:formula="of:=[.F4]-1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1" office:value-type="float" office:value="14.669" calcext:value-type="float">
            <text:p>14.669</text:p>
          </table:table-cell>
          <table:table-cell table:style-name="ce1" office:value-type="float" office:value="22.803" calcext:value-type="float">
            <text:p>22.803</text:p>
          </table:table-cell>
          <table:table-cell table:formula="of:=[.A6]-[.B6]" office:value-type="float" office:value="-8.134" calcext:value-type="float">
            <text:p>-8.134</text:p>
          </table:table-cell>
          <table:table-cell/>
          <table:table-cell table:style-name="ce1" office:value-type="string" calcext:value-type="string">
            <text:p>SEM</text:p>
          </table:table-cell>
          <table:table-cell table:formula="of:=[.F3]/SQRT([.F4])" office:value-type="float" office:value="0.99302863477834" calcext:value-type="float">
            <text:p>0.99302863477834</text:p>
          </table:table-cell>
          <table:table-cell table:number-columns-repeated="1018"/>
        </table:table-row>
        <table:table-row table:style-name="ro1">
          <table:table-cell table:style-name="ce1" office:value-type="float" office:value="12.238" calcext:value-type="float">
            <text:p>12.238</text:p>
          </table:table-cell>
          <table:table-cell table:style-name="ce1" office:value-type="float" office:value="20.878" calcext:value-type="float">
            <text:p>20.878</text:p>
          </table:table-cell>
          <table:table-cell table:formula="of:=[.A7]-[.B7]" office:value-type="float" office:value="-8.64" calcext:value-type="float">
            <text:p>-8.64</text:p>
          </table:table-cell>
          <table:table-cell table:number-columns-repeated="1021"/>
        </table:table-row>
        <table:table-row table:style-name="ro1">
          <table:table-cell table:style-name="ce1" office:value-type="float" office:value="14.692" calcext:value-type="float">
            <text:p>14.692</text:p>
          </table:table-cell>
          <table:table-cell table:style-name="ce1" office:value-type="float" office:value="24.572" calcext:value-type="float">
            <text:p>24.572</text:p>
          </table:table-cell>
          <table:table-cell table:formula="of:=[.A8]-[.B8]" office:value-type="float" office:value="-9.88" calcext:value-type="float">
            <text:p>-9.88</text:p>
          </table:table-cell>
          <table:table-cell/>
          <table:table-cell table:style-name="ce1" office:value-type="string" calcext:value-type="string">
            <text:p>H0</text:p>
          </table:table-cell>
          <table:table-cell table:style-name="ce1" office:value-type="string" calcext:value-type="string">
            <text:p>mu = 0</text:p>
          </table:table-cell>
          <table:table-cell table:number-columns-repeated="1018"/>
        </table:table-row>
        <table:table-row table:style-name="ro1">
          <table:table-cell table:style-name="ce1" office:value-type="float" office:value="8.987" calcext:value-type="float">
            <text:p>8.987</text:p>
          </table:table-cell>
          <table:table-cell table:style-name="ce1" office:value-type="float" office:value="17.394" calcext:value-type="float">
            <text:p>17.394</text:p>
          </table:table-cell>
          <table:table-cell table:formula="of:=[.A9]-[.B9]" office:value-type="float" office:value="-8.407" calcext:value-type="float">
            <text:p>-8.407</text:p>
          </table:table-cell>
          <table:table-cell/>
          <table:table-cell table:style-name="ce1" office:value-type="string" calcext:value-type="string">
            <text:p>Ha</text:p>
          </table:table-cell>
          <table:table-cell table:style-name="ce1" office:value-type="string" calcext:value-type="string">
            <text:p>mu != 0</text:p>
          </table:table-cell>
          <table:table-cell table:number-columns-repeated="1018"/>
        </table:table-row>
        <table:table-row table:style-name="ro1">
          <table:table-cell table:style-name="ce1" office:value-type="float" office:value="9.401" calcext:value-type="float">
            <text:p>9.401</text:p>
          </table:table-cell>
          <table:table-cell table:style-name="ce1" office:value-type="float" office:value="20.762" calcext:value-type="float">
            <text:p>20.762</text:p>
          </table:table-cell>
          <table:table-cell table:formula="of:=[.A10]-[.B10]" office:value-type="float" office:value="-11.361" calcext:value-type="float">
            <text:p>-11.361</text:p>
          </table:table-cell>
          <table:table-cell/>
          <table:table-cell table:style-name="ce1" office:value-type="string" calcext:value-type="string">
            <text:p>alpha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ce1" office:value-type="float" office:value="14.48" calcext:value-type="float">
            <text:p>14.48</text:p>
          </table:table-cell>
          <table:table-cell table:style-name="ce1" office:value-type="float" office:value="26.282" calcext:value-type="float">
            <text:p>26.282</text:p>
          </table:table-cell>
          <table:table-cell table:formula="of:=[.A11]-[.B11]" office:value-type="float" office:value="-11.802" calcext:value-type="float">
            <text:p>-11.802</text:p>
          </table:table-cell>
          <table:table-cell/>
          <table:table-cell table:style-name="ce1" office:value-type="string" calcext:value-type="string">
            <text:p>t-critical two-tailed +-</text:p>
          </table:table-cell>
          <table:table-cell table:style-name="ce1" office:value-type="float" office:value="2.807" calcext:value-type="float">
            <text:p>2.807</text:p>
          </table:table-cell>
          <table:table-cell table:number-columns-repeated="1018"/>
        </table:table-row>
        <table:table-row table:style-name="ro1">
          <table:table-cell table:style-name="ce1" office:value-type="float" office:value="22.328" calcext:value-type="float">
            <text:p>22.328</text:p>
          </table:table-cell>
          <table:table-cell table:style-name="ce1" office:value-type="float" office:value="24.524" calcext:value-type="float">
            <text:p>24.524</text:p>
          </table:table-cell>
          <table:table-cell table:formula="of:=[.A12]-[.B12]" office:value-type="float" office:value="-2.196" calcext:value-type="float">
            <text:p>-2.196</text:p>
          </table:table-cell>
          <table:table-cell/>
          <table:table-cell table:style-name="ce1" office:value-type="string" calcext:value-type="string">
            <text:p>t-statistic</text:p>
          </table:table-cell>
          <table:table-cell table:formula="of:=[.F2]/[.F6]" office:value-type="float" office:value="-8.02070694410996" calcext:value-type="float">
            <text:p>-8.02070694410996</text:p>
          </table:table-cell>
          <table:table-cell table:style-name="ce1" office:value-type="string" calcext:value-type="string">
            <text:p>Reject H0</text:p>
          </table:table-cell>
          <table:table-cell table:number-columns-repeated="1017"/>
        </table:table-row>
        <table:table-row table:style-name="ro1">
          <table:table-cell table:style-name="ce1" office:value-type="float" office:value="15.298" calcext:value-type="float">
            <text:p>15.298</text:p>
          </table:table-cell>
          <table:table-cell table:style-name="ce1" office:value-type="float" office:value="18.644" calcext:value-type="float">
            <text:p>18.644</text:p>
          </table:table-cell>
          <table:table-cell table:formula="of:=[.A13]-[.B13]" office:value-type="float" office:value="-3.346" calcext:value-type="float">
            <text:p>-3.346</text:p>
          </table:table-cell>
          <table:table-cell/>
          <table:table-cell table:style-name="ce1" office:value-type="string" calcext:value-type="string">
            <text:p>margin of error (99%)</text:p>
          </table:table-cell>
          <table:table-cell table:formula="of:=[.F11]*[.F6]" office:value-type="float" office:value="2.7874313778228" calcext:value-type="float">
            <text:p>2.7874313778228</text:p>
          </table:table-cell>
          <table:table-cell table:number-columns-repeated="1018"/>
        </table:table-row>
        <table:table-row table:style-name="ro1">
          <table:table-cell table:style-name="ce1" office:value-type="float" office:value="15.073" calcext:value-type="float">
            <text:p>15.073</text:p>
          </table:table-cell>
          <table:table-cell table:style-name="ce1" office:value-type="float" office:value="17.51" calcext:value-type="float">
            <text:p>17.51</text:p>
          </table:table-cell>
          <table:table-cell table:formula="of:=[.A14]-[.B14]" office:value-type="float" office:value="-2.437" calcext:value-type="float">
            <text:p>-2.437</text:p>
          </table:table-cell>
          <table:table-cell/>
          <table:table-cell table:style-name="ce1" office:value-type="string" calcext:value-type="string">
            <text:p>Confidence interval</text:p>
          </table:table-cell>
          <table:table-cell table:formula="of:=[.F2]-[.F13]" office:value-type="float" office:value="-10.7522230444895" calcext:value-type="float">
            <text:p>-10.7522230444895</text:p>
          </table:table-cell>
          <table:table-cell table:formula="of:=[.F2]+[.F13]" office:value-type="float" office:value="-5.17736028884386" calcext:value-type="float">
            <text:p>-5.17736028884386</text:p>
          </table:table-cell>
          <table:table-cell table:number-columns-repeated="1017"/>
        </table:table-row>
        <table:table-row table:style-name="ro1">
          <table:table-cell table:style-name="ce1" office:value-type="float" office:value="16.929" calcext:value-type="float">
            <text:p>16.929</text:p>
          </table:table-cell>
          <table:table-cell table:style-name="ce1" office:value-type="float" office:value="20.33" calcext:value-type="float">
            <text:p>20.33</text:p>
          </table:table-cell>
          <table:table-cell table:formula="of:=[.A15]-[.B15]" office:value-type="float" office:value="-3.401" calcext:value-type="float">
            <text:p>-3.401</text:p>
          </table:table-cell>
          <table:table-cell table:number-columns-repeated="1021"/>
        </table:table-row>
        <table:table-row table:style-name="ro1">
          <table:table-cell table:style-name="ce1" office:value-type="float" office:value="18.2" calcext:value-type="float">
            <text:p>18.2</text:p>
          </table:table-cell>
          <table:table-cell table:style-name="ce1" office:value-type="float" office:value="35.255" calcext:value-type="float">
            <text:p>35.255</text:p>
          </table:table-cell>
          <table:table-cell table:formula="of:=[.A16]-[.B16]" office:value-type="float" office:value="-17.055" calcext:value-type="float">
            <text:p>-17.055</text:p>
          </table:table-cell>
          <table:table-cell/>
          <table:table-cell table:style-name="ce1" office:value-type="string" calcext:value-type="string">
            <text:p>r^2</text:p>
          </table:table-cell>
          <table:table-cell table:formula="of:=[.F12]^2/([.F12]^2+[.F5])" office:value-type="float" office:value="0.736636416144506" calcext:value-type="float">
            <text:p>0.736636416144506</text:p>
          </table:table-cell>
          <table:table-cell table:number-columns-repeated="1018"/>
        </table:table-row>
        <table:table-row table:style-name="ro1">
          <table:table-cell table:style-name="ce1" office:value-type="float" office:value="12.13" calcext:value-type="float">
            <text:p>12.13</text:p>
          </table:table-cell>
          <table:table-cell table:style-name="ce1" office:value-type="float" office:value="22.158" calcext:value-type="float">
            <text:p>22.158</text:p>
          </table:table-cell>
          <table:table-cell table:formula="of:=[.A17]-[.B17]" office:value-type="float" office:value="-10.028" calcext:value-type="float">
            <text:p>-10.028</text:p>
          </table:table-cell>
          <table:table-cell/>
          <table:table-cell table:style-name="ce1" office:value-type="string" calcext:value-type="string">
            <text:p>Cohen's d</text:p>
          </table:table-cell>
          <table:table-cell table:formula="of:=[.F2]/[.F3]" office:value-type="float" office:value="-1.63721994912226" calcext:value-type="float">
            <text:p>-1.63721994912226</text:p>
          </table:table-cell>
          <table:table-cell table:number-columns-repeated="1018"/>
        </table:table-row>
        <table:table-row table:style-name="ro1">
          <table:table-cell table:style-name="ce1" office:value-type="float" office:value="18.495" calcext:value-type="float">
            <text:p>18.495</text:p>
          </table:table-cell>
          <table:table-cell table:style-name="ce1" office:value-type="float" office:value="25.139" calcext:value-type="float">
            <text:p>25.139</text:p>
          </table:table-cell>
          <table:table-cell table:formula="of:=[.A18]-[.B18]" office:value-type="float" office:value="-6.644" calcext:value-type="float">
            <text:p>-6.644</text:p>
          </table:table-cell>
          <table:table-cell table:number-columns-repeated="1021"/>
        </table:table-row>
        <table:table-row table:style-name="ro1">
          <table:table-cell table:style-name="ce1" office:value-type="float" office:value="10.639" calcext:value-type="float">
            <text:p>10.639</text:p>
          </table:table-cell>
          <table:table-cell table:style-name="ce1" office:value-type="float" office:value="20.429" calcext:value-type="float">
            <text:p>20.429</text:p>
          </table:table-cell>
          <table:table-cell table:formula="of:=[.A19]-[.B19]" office:value-type="float" office:value="-9.79" calcext:value-type="float">
            <text:p>-9.79</text:p>
          </table:table-cell>
          <table:table-cell table:number-columns-repeated="1021"/>
        </table:table-row>
        <table:table-row table:style-name="ro1">
          <table:table-cell table:style-name="ce1" office:value-type="float" office:value="11.344" calcext:value-type="float">
            <text:p>11.344</text:p>
          </table:table-cell>
          <table:table-cell table:style-name="ce1" office:value-type="float" office:value="17.425" calcext:value-type="float">
            <text:p>17.425</text:p>
          </table:table-cell>
          <table:table-cell table:formula="of:=[.A20]-[.B20]" office:value-type="float" office:value="-6.081" calcext:value-type="float">
            <text:p>-6.081</text:p>
          </table:table-cell>
          <table:table-cell table:number-columns-repeated="1021"/>
        </table:table-row>
        <table:table-row table:style-name="ro1">
          <table:table-cell table:style-name="ce1" office:value-type="float" office:value="12.369" calcext:value-type="float">
            <text:p>12.369</text:p>
          </table:table-cell>
          <table:table-cell table:style-name="ce1" office:value-type="float" office:value="34.288" calcext:value-type="float">
            <text:p>34.288</text:p>
          </table:table-cell>
          <table:table-cell table:formula="of:=[.A21]-[.B21]" office:value-type="float" office:value="-21.919" calcext:value-type="float">
            <text:p>-21.919</text:p>
          </table:table-cell>
          <table:table-cell table:number-columns-repeated="1021"/>
        </table:table-row>
        <table:table-row table:style-name="ro1">
          <table:table-cell table:style-name="ce1" office:value-type="float" office:value="12.944" calcext:value-type="float">
            <text:p>12.944</text:p>
          </table:table-cell>
          <table:table-cell table:style-name="ce1" office:value-type="float" office:value="23.894" calcext:value-type="float">
            <text:p>23.894</text:p>
          </table:table-cell>
          <table:table-cell table:formula="of:=[.A22]-[.B22]" office:value-type="float" office:value="-10.95" calcext:value-type="float">
            <text:p>-10.95</text:p>
          </table:table-cell>
          <table:table-cell table:number-columns-repeated="4"/>
          <table:table-cell>
            <draw:frame table:end-cell-address="'stroopdata.csv'.M39" table:end-x="61.99pt" table:end-y="15.73pt" draw:z-index="1" draw:name="Chart 2" draw:style-name="gr1" draw:text-style-name="P1" svg:width="449.97pt" svg:height="278.22pt" svg:x="12.76pt" svg:y="5.24pt">
              <draw:object draw:notify-on-update-of-ranges="'stroopdata.csv'.B1:'stroopdata.csv'.B1 'stroopdata.csv'.B2:'stroopdata.csv'.B25 'stroopdata.csv'.A1:'stroopdata.csv'.A1 'stroopdata.csv'.A2:'stroopdata.csv'.A2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1" office:value-type="float" office:value="14.233" calcext:value-type="float">
            <text:p>14.233</text:p>
          </table:table-cell>
          <table:table-cell table:style-name="ce1" office:value-type="float" office:value="17.96" calcext:value-type="float">
            <text:p>17.96</text:p>
          </table:table-cell>
          <table:table-cell table:formula="of:=[.A23]-[.B23]" office:value-type="float" office:value="-3.727" calcext:value-type="float">
            <text:p>-3.727</text:p>
          </table:table-cell>
          <table:table-cell table:number-columns-repeated="1021"/>
        </table:table-row>
        <table:table-row table:style-name="ro1">
          <table:table-cell table:style-name="ce1" office:value-type="float" office:value="19.71" calcext:value-type="float">
            <text:p>19.71</text:p>
          </table:table-cell>
          <table:table-cell table:style-name="ce1" office:value-type="float" office:value="22.058" calcext:value-type="float">
            <text:p>22.058</text:p>
          </table:table-cell>
          <table:table-cell table:formula="of:=[.A24]-[.B24]" office:value-type="float" office:value="-2.348" calcext:value-type="float">
            <text:p>-2.348</text:p>
          </table:table-cell>
          <table:table-cell table:number-columns-repeated="1021"/>
        </table:table-row>
        <table:table-row table:style-name="ro1">
          <table:table-cell table:style-name="ce1" office:value-type="float" office:value="16.004" calcext:value-type="float">
            <text:p>16.004</text:p>
          </table:table-cell>
          <table:table-cell table:style-name="ce1" office:value-type="float" office:value="21.157" calcext:value-type="float">
            <text:p>21.157</text:p>
          </table:table-cell>
          <table:table-cell table:formula="of:=[.A25]-[.B25]" office:value-type="float" office:value="-5.153" calcext:value-type="float">
            <text:p>-5.153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roopdata.csv" style:display-name="PageStyle_stroopdata.csv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5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5" style:family="chart">
      <style:graphic-properties svg:stroke-color="#b7b7b7"/>
    </style:style>
    <style:style style:name="ch6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plot-area chart:style-name="ch2" table:cell-range-address="'stroopdata.csv'.A2:'stroopdata.csv'.B25 'stroopdata.csv'.B1:'stroopdata.csv'.B1" chart:data-source-has-labels="row" svg:x="1.377cm" svg:y="0.196cm" svg:width="14.181cm" svg:height="8.394cm">
          <chartooo:coordinate-region svg:x="1.998cm" svg:y="0.395cm" svg:width="13.373cm" svg:height="7.548cm"/>
          <chart:axis chart:dimension="x" chart:name="primary-x" chart:style-name="ch3">
            <chart:title svg:x="7.622cm" svg:y="8.787cm" chart:style-name="ch4">
              <text:p>Congruent</text:p>
            </chart:title>
            <chart:grid chart:style-name="ch5" chart:class="major"/>
          </chart:axis>
          <chart:axis chart:dimension="y" chart:name="primary-y" chart:style-name="ch3">
            <chart:title svg:x="0.451cm" svg:y="5.357cm" chart:style-name="ch6">
              <text:p>Incongruent</text:p>
            </chart:title>
            <chart:grid chart:style-name="ch5" chart:class="major"/>
          </chart:axis>
          <chart:series chart:style-name="ch7" chart:values-cell-range-address="'stroopdata.csv'.B2:'stroopdata.csv'.B25" chart:label-cell-address="'stroopdata.csv'.B1:'stroopdata.csv'.B1" chart:class="chart:scatter">
            <chart:domain table:cell-range-address="'stroopdata.csv'.A2:'stroopdata.csv'.A25"/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congruent</text:p>
                <draw:g>
                  <svg:desc>'stroopdata.csv'.B1:'stroopdata.csv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079">
                <text:p>12.079</text:p>
                <draw:g>
                  <svg:desc>'stroopdata.csv'.A2:'stroopdata.csv'.A25</svg:desc>
                </draw:g>
              </table:table-cell>
              <table:table-cell office:value-type="float" office:value="19.278">
                <text:p>19.278</text:p>
                <draw:g>
                  <svg:desc>'stroopdata.csv'.B2:'stroopdata.csv'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791">
                <text:p>16.791</text:p>
              </table:table-cell>
              <table:table-cell office:value-type="float" office:value="18.741">
                <text:p>18.7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564">
                <text:p>9.564</text:p>
              </table:table-cell>
              <table:table-cell office:value-type="float" office:value="21.214">
                <text:p>21.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63">
                <text:p>8.63</text:p>
              </table:table-cell>
              <table:table-cell office:value-type="float" office:value="15.687">
                <text:p>15.6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669">
                <text:p>14.669</text:p>
              </table:table-cell>
              <table:table-cell office:value-type="float" office:value="22.803">
                <text:p>22.8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238">
                <text:p>12.238</text:p>
              </table:table-cell>
              <table:table-cell office:value-type="float" office:value="20.878">
                <text:p>20.8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692">
                <text:p>14.692</text:p>
              </table:table-cell>
              <table:table-cell office:value-type="float" office:value="24.572">
                <text:p>24.5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987">
                <text:p>8.987</text:p>
              </table:table-cell>
              <table:table-cell office:value-type="float" office:value="17.394">
                <text:p>17.3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401">
                <text:p>9.401</text:p>
              </table:table-cell>
              <table:table-cell office:value-type="float" office:value="20.762">
                <text:p>20.7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48">
                <text:p>14.48</text:p>
              </table:table-cell>
              <table:table-cell office:value-type="float" office:value="26.282">
                <text:p>26.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328">
                <text:p>22.328</text:p>
              </table:table-cell>
              <table:table-cell office:value-type="float" office:value="24.524">
                <text:p>24.5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298">
                <text:p>15.298</text:p>
              </table:table-cell>
              <table:table-cell office:value-type="float" office:value="18.644">
                <text:p>18.6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073">
                <text:p>15.073</text:p>
              </table:table-cell>
              <table:table-cell office:value-type="float" office:value="17.51">
                <text:p>17.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929">
                <text:p>16.929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.2">
                <text:p>18.2</text:p>
              </table:table-cell>
              <table:table-cell office:value-type="float" office:value="35.255">
                <text:p>35.2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13">
                <text:p>12.13</text:p>
              </table:table-cell>
              <table:table-cell office:value-type="float" office:value="22.158">
                <text:p>22.1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495">
                <text:p>18.495</text:p>
              </table:table-cell>
              <table:table-cell office:value-type="float" office:value="25.139">
                <text:p>25.1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639">
                <text:p>10.639</text:p>
              </table:table-cell>
              <table:table-cell office:value-type="float" office:value="20.429">
                <text:p>20.4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344">
                <text:p>11.344</text:p>
              </table:table-cell>
              <table:table-cell office:value-type="float" office:value="17.425">
                <text:p>17.4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369">
                <text:p>12.369</text:p>
              </table:table-cell>
              <table:table-cell office:value-type="float" office:value="34.288">
                <text:p>34.2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944">
                <text:p>12.944</text:p>
              </table:table-cell>
              <table:table-cell office:value-type="float" office:value="23.894">
                <text:p>23.8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233">
                <text:p>14.233</text:p>
              </table:table-cell>
              <table:table-cell office:value-type="float" office:value="17.96">
                <text:p>17.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.71">
                <text:p>19.71</text:p>
              </table:table-cell>
              <table:table-cell office:value-type="float" office:value="22.058">
                <text:p>22.0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004">
                <text:p>16.004</text:p>
              </table:table-cell>
              <table:table-cell office:value-type="float" office:value="21.157">
                <text:p>21.1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link-data-style-to-source="true"/>
      <style:graphic-properties svg:stroke-width="0.053cm" svg:stroke-color="#dc3912" draw:fill-color="#dc3912" draw:opacity="3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53cm" svg:stroke-color="#3366cc" draw:fill-color="#3366cc" draw:opacity="30%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area" chart:column-mapping="1 0" chart:style-name="ch1">
        <chart:legend chart:legend-position="bottom" svg:x="5.712cm" svg:y="9.217cm" style:legend-expansion="wide" chart:style-name="ch2"/>
        <chart:plot-area chart:style-name="ch3" table:cell-range-address="'stroopdata.csv'.A1:'stroopdata.csv'.B25" chart:data-source-has-labels="row" svg:x="0.317cm" svg:y="0.196cm" svg:width="15.241cm" svg:height="8.641cm">
          <chartooo:coordinate-region svg:x="0.938cm" svg:y="0.395cm" svg:width="14.433cm" svg:height="7.7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roopdata.csv'.B2:'stroopdata.csv'.B25" chart:label-cell-address="'stroopdata.csv'.B1:'stroopdata.csv'.B1" chart:class="chart:area">
            <chart:data-point chart:repeated="24"/>
          </chart:series>
          <chart:series chart:style-name="ch8" chart:values-cell-range-address="'stroopdata.csv'.A2:'stroopdata.csv'.A25" chart:label-cell-address="'stroopdata.csv'.A1:'stroopdata.csv'.A1" chart:class="chart:area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congruent</text:p>
                <draw:g>
                  <svg:desc>'stroopdata.csv'.B1:'stroopdata.csv'.B1</svg:desc>
                </draw:g>
              </table:table-cell>
              <table:table-cell office:value-type="string">
                <text:p>Congruent</text:p>
                <draw:g>
                  <svg:desc>'stroopdata.csv'.A1:'stroopdata.csv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278">
                <text:p>19.278</text:p>
                <draw:g>
                  <svg:desc>'stroopdata.csv'.B2:'stroopdata.csv'.B25</svg:desc>
                </draw:g>
              </table:table-cell>
              <table:table-cell office:value-type="float" office:value="12.079">
                <text:p>12.079</text:p>
                <draw:g>
                  <svg:desc>'stroopdata.csv'.A2:'stroopdata.csv'.A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741">
                <text:p>18.741</text:p>
              </table:table-cell>
              <table:table-cell office:value-type="float" office:value="16.791">
                <text:p>16.7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214">
                <text:p>21.214</text:p>
              </table:table-cell>
              <table:table-cell office:value-type="float" office:value="9.564">
                <text:p>9.5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687">
                <text:p>15.6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803">
                <text:p>22.803</text:p>
              </table:table-cell>
              <table:table-cell office:value-type="float" office:value="14.669">
                <text:p>14.6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878">
                <text:p>20.878</text:p>
              </table:table-cell>
              <table:table-cell office:value-type="float" office:value="12.238">
                <text:p>12.2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572">
                <text:p>24.572</text:p>
              </table:table-cell>
              <table:table-cell office:value-type="float" office:value="14.692">
                <text:p>14.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394">
                <text:p>17.394</text:p>
              </table:table-cell>
              <table:table-cell office:value-type="float" office:value="8.987">
                <text:p>8.9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762">
                <text:p>20.762</text:p>
              </table:table-cell>
              <table:table-cell office:value-type="float" office:value="9.401">
                <text:p>9.4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.282">
                <text:p>26.282</text:p>
              </table:table-cell>
              <table:table-cell office:value-type="float" office:value="14.48">
                <text:p>14.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.524">
                <text:p>24.524</text:p>
              </table:table-cell>
              <table:table-cell office:value-type="float" office:value="22.328">
                <text:p>22.3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.644">
                <text:p>18.644</text:p>
              </table:table-cell>
              <table:table-cell office:value-type="float" office:value="15.298">
                <text:p>15.2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.51">
                <text:p>17.51</text:p>
              </table:table-cell>
              <table:table-cell office:value-type="float" office:value="15.073">
                <text:p>15.0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.33">
                <text:p>20.33</text:p>
              </table:table-cell>
              <table:table-cell office:value-type="float" office:value="16.929">
                <text:p>16.9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.255">
                <text:p>35.255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.158">
                <text:p>22.158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139">
                <text:p>25.139</text:p>
              </table:table-cell>
              <table:table-cell office:value-type="float" office:value="18.495">
                <text:p>18.4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429">
                <text:p>20.429</text:p>
              </table:table-cell>
              <table:table-cell office:value-type="float" office:value="10.639">
                <text:p>10.6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425">
                <text:p>17.425</text:p>
              </table:table-cell>
              <table:table-cell office:value-type="float" office:value="11.344">
                <text:p>11.3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288">
                <text:p>34.288</text:p>
              </table:table-cell>
              <table:table-cell office:value-type="float" office:value="12.369">
                <text:p>12.3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.894">
                <text:p>23.894</text:p>
              </table:table-cell>
              <table:table-cell office:value-type="float" office:value="12.944">
                <text:p>12.9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96">
                <text:p>17.96</text:p>
              </table:table-cell>
              <table:table-cell office:value-type="float" office:value="14.233">
                <text:p>14.2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058">
                <text:p>22.058</text:p>
              </table:table-cell>
              <table:table-cell office:value-type="float" office:value="19.71">
                <text:p>19.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.157">
                <text:p>21.157</text:p>
              </table:table-cell>
              <table:table-cell office:value-type="float" office:value="16.004">
                <text:p>16.0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